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Nimbus Roman1" svg:font-family="'Nimbus Roman'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3c03ec" officeooo:paragraph-rsid="003c03ec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3d605b" officeooo:paragraph-rsid="003d605b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style:font-name="Nimbus Roman1" fo:font-size="14pt" fo:letter-spacing="normal" fo:font-style="normal" fo:font-weight="normal" officeooo:rsid="003d96e0" officeooo:paragraph-rsid="003d96e0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222222" style:font-name="Nimbus Roman1" fo:font-size="14pt" fo:letter-spacing="normal" fo:font-style="normal" fo:font-weight="normal" officeooo:rsid="0044dd11" officeooo:paragraph-rsid="0045021b" fo:background-color="transparent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officeooo:paragraph-rsid="0026d176"/>
    </style:style>
    <style:style style:name="P7" style:family="paragraph" style:parent-style-name="Standard">
      <style:paragraph-properties fo:text-align="justify" style:justify-single-word="false"/>
      <style:text-properties officeooo:paragraph-rsid="0048c33e"/>
    </style:style>
    <style:style style:name="P8" style:family="paragraph" style:parent-style-name="Standard">
      <style:paragraph-properties fo:text-align="center" style:justify-single-word="false"/>
      <style:text-properties style:font-name="Nimbus Roman1" fo:font-size="14pt" officeooo:rsid="002f7bce" officeooo:paragraph-rsid="0043606e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Nimbus Roman1" fo:font-size="14pt" officeooo:paragraph-rsid="0043606e" style:font-size-asian="14pt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Nimbus Roman1" fo:font-size="14pt" officeooo:rsid="002ed2a4" officeooo:paragraph-rsid="002ed2a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12" style:family="paragraph" style:parent-style-name="Standard">
      <style:paragraph-properties fo:text-align="end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Nimbus Roman1" fo:font-size="14pt" officeooo:rsid="002f9ee2" officeooo:paragraph-rsid="002f9ee2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Nimbus Roman1" fo:font-size="14pt" officeooo:rsid="0032ba88" officeooo:paragraph-rsid="0044dd11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Nimbus Roman1" fo:font-size="14pt" officeooo:rsid="002cea27" officeooo:paragraph-rsid="002cea27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Nimbus Roman1" fo:font-size="14pt" officeooo:rsid="001faa9c" officeooo:paragraph-rsid="001faa9c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Nimbus Roman1" fo:font-size="14pt" officeooo:rsid="00213307" officeooo:paragraph-rsid="00213307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Nimbus Roman1" fo:font-size="14pt" officeooo:paragraph-rsid="003d605b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Nimbus Roman1" fo:font-size="14pt" officeooo:rsid="002fb64e" officeooo:paragraph-rsid="002fb64e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Nimbus Roman1" fo:font-size="14pt" officeooo:rsid="00318adf" officeooo:paragraph-rsid="00318adf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Nimbus Roman1" fo:font-size="14pt" officeooo:rsid="0044dd11" officeooo:paragraph-rsid="0044dd11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Nimbus Roman1" fo:font-size="14pt" officeooo:rsid="0044dd11" officeooo:paragraph-rsid="0044dd11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Nimbus Roman1" fo:font-size="14pt" officeooo:rsid="0045021b" officeooo:paragraph-rsid="0045021b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Nimbus Roman1" fo:font-size="14pt" officeooo:rsid="004a0f4b" officeooo:paragraph-rsid="004a1e67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Nimbus Roman1" fo:font-size="14pt" officeooo:rsid="004a6d17" officeooo:paragraph-rsid="004a6d17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Nimbus Roman1" fo:font-size="14pt" fo:font-style="normal" officeooo:rsid="0021de1e" officeooo:paragraph-rsid="00233277" style:font-size-asian="14pt" style:font-style-asian="normal" style:font-size-complex="14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Nimbus Roman1" fo:font-size="14pt" fo:font-style="normal" officeooo:rsid="00236733" officeooo:paragraph-rsid="0024ef13" style:font-size-asian="14pt" style:font-style-asian="normal" style:font-size-complex="14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Nimbus Roman1" fo:font-size="14pt" fo:font-style="normal" officeooo:rsid="00236733" officeooo:paragraph-rsid="0026d176" style:font-size-asian="14pt" style:font-style-asian="normal" style:font-size-complex="14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213307" officeooo:paragraph-rsid="00213307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233277" officeooo:paragraph-rsid="00233277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26d176" officeooo:paragraph-rsid="0026d176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27b21a" officeooo:paragraph-rsid="0027b21a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Nimbus Roman1" fo:font-size="14pt" fo:font-style="normal" fo:font-weight="normal" officeooo:rsid="004a0f4b" officeooo:paragraph-rsid="004a0f4b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Nimbus Roman1" fo:font-size="14pt" fo:font-weight="bold" officeooo:rsid="0044dd11" officeooo:paragraph-rsid="0044dd11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Nimbus Roman1" fo:font-size="14pt" officeooo:rsid="004a1e67" officeooo:paragraph-rsid="004a1e67" style:font-size-asian="12.25pt" style:font-size-complex="14pt"/>
    </style:style>
    <style:style style:name="P37" style:family="paragraph" style:parent-style-name="Standard">
      <style:paragraph-properties fo:text-align="center" style:justify-single-word="false"/>
      <style:text-properties officeooo:paragraph-rsid="002f7bce"/>
    </style:style>
    <style:style style:name="P38" style:family="paragraph" style:parent-style-name="Standard">
      <style:paragraph-properties fo:text-align="center" style:justify-single-word="false"/>
      <style:text-properties officeooo:paragraph-rsid="002f9ee2"/>
    </style:style>
    <style:style style:name="P39" style:family="paragraph" style:parent-style-name="Standard">
      <style:paragraph-properties fo:text-align="center" style:justify-single-word="false"/>
      <style:text-properties officeooo:paragraph-rsid="0044dd11"/>
    </style:style>
    <style:style style:name="P40" style:family="paragraph" style:parent-style-name="Standard">
      <style:paragraph-properties fo:text-align="center" style:justify-single-word="false"/>
      <style:text-properties style:font-name="Liberation Mono" fo:font-size="12pt" fo:font-style="normal" fo:font-weight="normal" officeooo:rsid="00213307" officeooo:paragraph-rsid="00213307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Mono" fo:font-size="12pt" officeooo:rsid="004a0f4b" officeooo:paragraph-rsid="004a1e67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Liberation Mono" fo:font-size="12pt" officeooo:paragraph-rsid="00318adf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Liberation Mono" fo:font-size="12pt" officeooo:rsid="004a6d17" officeooo:paragraph-rsid="004a6d17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Liberation Mono" fo:font-size="12pt" officeooo:rsid="00318adf" officeooo:paragraph-rsid="00318adf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officeooo:paragraph-rsid="004a6d17"/>
    </style:style>
    <style:style style:name="P46" style:family="paragraph" style:parent-style-name="Standard">
      <style:paragraph-properties fo:text-align="start" style:justify-single-word="false"/>
      <style:text-properties officeooo:paragraph-rsid="00362a92"/>
    </style:style>
    <style:style style:name="P47" style:family="paragraph" style:parent-style-name="Footer_20_custom">
      <style:text-properties style:font-name="Nimbus Roman1" fo:font-size="14pt" style:font-size-asian="14pt" style:font-size-complex="14pt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2ed2a4" officeooo:paragraph-rsid="002ed2a4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1faa9c" officeooo:paragraph-rsid="001faa9c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2fb64e" officeooo:paragraph-rsid="002fb64e" style:font-size-asian="14pt" style:font-weight-asian="bold" style:font-size-complex="14pt" style:font-weight-complex="bold"/>
    </style:style>
    <style:style style:name="P51" style:family="paragraph" style:parent-style-name="Standard" style:list-style-name="">
      <style:paragraph-properties fo:text-align="center" style:justify-single-word="false"/>
      <style:text-properties style:font-name="Nimbus Roman1" fo:font-size="14pt" officeooo:paragraph-rsid="0043606e" style:font-size-asian="14pt" style:font-size-complex="14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Nimbus Roman1" fo:font-size="14pt" officeooo:rsid="005131a7" officeooo:paragraph-rsid="005131a7" style:font-size-asian="14pt" style:font-size-complex="14pt"/>
    </style:style>
    <style:style style:name="P53" style:family="paragraph" style:parent-style-name="Standard">
      <style:paragraph-properties fo:text-align="justify" style:justify-single-word="false"/>
      <style:text-properties style:font-name="Nimbus Roman1" fo:font-size="14pt" officeooo:rsid="0027b21a" officeooo:paragraph-rsid="003d605b" style:font-size-asian="14pt" style:font-size-complex="14pt"/>
    </style:style>
    <style:style style:name="P54" style:family="paragraph" style:parent-style-name="Standard">
      <style:paragraph-properties fo:text-align="justify" style:justify-single-word="false"/>
      <style:text-properties style:font-name="Nimbus Roman1" fo:font-size="14pt" officeooo:rsid="002fb64e" officeooo:paragraph-rsid="002fb64e" style:font-size-asian="14pt" style:font-size-complex="14pt"/>
    </style:style>
    <style:style style:name="P55" style:family="paragraph" style:parent-style-name="Standard" style:list-style-name="L1">
      <style:paragraph-properties fo:text-align="justify" style:justify-single-word="false"/>
      <style:text-properties style:font-name="Nimbus Roman1" fo:font-size="14pt" fo:font-style="normal" fo:font-weight="normal" officeooo:rsid="0026d176" officeooo:paragraph-rsid="0026d176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style:font-name="Nimbus Roman1" fo:font-size="14pt" fo:font-style="normal" fo:font-weight="normal" officeooo:rsid="0048c33e" officeooo:paragraph-rsid="004a0f4b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style:font-name="Nimbus Roman1" fo:font-size="14pt" fo:font-style="normal" fo:font-weight="normal" officeooo:rsid="004a0f4b" officeooo:paragraph-rsid="004a0f4b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 style:list-style-name="L1">
      <style:paragraph-properties fo:text-align="justify" style:justify-single-word="false"/>
      <style:text-properties officeooo:paragraph-rsid="0048c33e"/>
    </style:style>
    <style:style style:name="P59" style:family="paragraph" style:parent-style-name="Standard">
      <style:paragraph-properties fo:text-align="justify" style:justify-single-word="false"/>
      <style:text-properties officeooo:paragraph-rsid="002f9ee2"/>
    </style:style>
    <style:style style:name="P60" style:family="paragraph" style:parent-style-name="Standard">
      <style:paragraph-properties fo:text-align="justify" style:justify-single-word="false"/>
      <style:text-properties officeooo:paragraph-rsid="004f4429"/>
    </style:style>
    <style:style style:name="P61" style:family="paragraph" style:parent-style-name="Standard">
      <style:paragraph-properties fo:text-align="justify" style:justify-single-word="false"/>
      <style:text-properties officeooo:paragraph-rsid="005131a7"/>
    </style:style>
    <style:style style:name="P62" style:family="paragraph" style:parent-style-name="Standard">
      <style:paragraph-properties fo:text-align="justify" style:justify-single-word="false"/>
      <style:text-properties officeooo:paragraph-rsid="0044dd11"/>
    </style:style>
    <style:style style:name="P63" style:family="paragraph" style:parent-style-name="Standard" style:list-style-name="L2">
      <style:paragraph-properties fo:text-align="start" style:justify-single-word="false"/>
      <style:text-properties style:font-name="Liberation Mono" fo:font-size="12pt" fo:font-style="normal" fo:font-weight="normal" officeooo:rsid="0048c33e" officeooo:paragraph-rsid="0026f6d4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officeooo:paragraph-rsid="004a0f4b"/>
    </style:style>
    <style:style style:name="P65" style:family="paragraph" style:parent-style-name="Standard" style:list-style-name="L2">
      <style:paragraph-properties fo:text-align="start" style:justify-single-word="false"/>
      <style:text-properties officeooo:rsid="004a0f4b" officeooo:paragraph-rsid="004a0f4b"/>
    </style:style>
    <style:style style:name="P66" style:family="paragraph" style:parent-style-name="Standard">
      <style:paragraph-properties fo:text-align="center" style:justify-single-word="false"/>
      <style:text-properties officeooo:paragraph-rsid="002f9ee2"/>
    </style:style>
    <style:style style:name="P67" style:family="paragraph" style:parent-style-name="Standard">
      <style:paragraph-properties fo:text-align="center" style:justify-single-word="false"/>
      <style:text-properties officeooo:paragraph-rsid="002ed2a4"/>
    </style:style>
    <style:style style:name="P68" style:family="paragraph" style:parent-style-name="Standard">
      <style:paragraph-properties fo:text-align="center" style:justify-single-word="false"/>
      <style:text-properties officeooo:paragraph-rsid="0044dd11"/>
    </style:style>
    <style:style style:name="P69" style:family="paragraph" style:parent-style-name="Standard">
      <style:paragraph-properties fo:text-align="justify" style:justify-single-word="false"/>
      <style:text-properties officeooo:rsid="00590e06" officeooo:paragraph-rsid="00590e06"/>
    </style:style>
    <style:style style:name="P70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2cea27" officeooo:paragraph-rsid="002cea27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center" style:justify-single-word="false" fo:break-before="page"/>
      <style:text-properties style:font-name="Nimbus Roman1" fo:font-size="14pt" fo:font-weight="bold" officeooo:rsid="0044dd11" officeooo:paragraph-rsid="0044dd11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center" style:justify-single-word="false" fo:break-before="page"/>
      <style:text-properties style:font-name="Nimbus Roman1" fo:font-size="14pt" officeooo:rsid="0044dd11" officeooo:paragraph-rsid="0044dd11" style:font-size-asian="14pt" style:font-size-complex="14pt"/>
    </style:style>
    <style:style style:name="P73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Nimbus Roman1" fo:font-size="14pt" fo:letter-spacing="normal" fo:font-style="normal" fo:font-weight="bold" officeooo:rsid="005c157c" officeooo:paragraph-rsid="005c157c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de1e" style:font-weight-asian="normal" style:font-weight-complex="normal"/>
    </style:style>
    <style:style style:name="T4" style:family="text">
      <style:text-properties fo:font-weight="normal" officeooo:rsid="00233277" style:font-weight-asian="normal" style:font-weight-complex="normal"/>
    </style:style>
    <style:style style:name="T5" style:family="text">
      <style:text-properties fo:font-weight="normal" officeooo:rsid="0024ef13" style:font-weight-asian="normal" style:font-weight-complex="normal"/>
    </style:style>
    <style:style style:name="T6" style:family="text">
      <style:text-properties fo:font-weight="normal" officeooo:rsid="0026d176" style:font-weight-asian="normal" style:font-weight-complex="normal"/>
    </style:style>
    <style:style style:name="T7" style:family="text">
      <style:text-properties fo:font-weight="normal" officeooo:rsid="0029b116" style:font-weight-asian="normal" style:font-weight-complex="normal"/>
    </style:style>
    <style:style style:name="T8" style:family="text">
      <style:text-properties fo:font-weight="normal" officeooo:rsid="002ed2a4" style:font-weight-asian="normal" style:font-weight-complex="normal"/>
    </style:style>
    <style:style style:name="T9" style:family="text">
      <style:text-properties officeooo:rsid="0021de1e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8208a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9b116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ed2a4" style:font-style-asian="normal" style:font-weight-asian="normal" style:font-style-complex="normal" style:font-weight-complex="normal"/>
    </style:style>
    <style:style style:name="T14" style:family="text">
      <style:text-properties officeooo:rsid="0029b116"/>
    </style:style>
    <style:style style:name="T15" style:family="text">
      <style:text-properties fo:font-variant="normal" fo:text-transform="none" fo:color="#000000" fo:letter-spacing="normal" fo:font-style="normal" fo:font-weight="normal" officeooo:rsid="003d605b"/>
    </style:style>
    <style:style style:name="T16" style:family="text">
      <style:text-properties fo:font-variant="normal" fo:text-transform="none" fo:color="#000000" fo:letter-spacing="normal" fo:font-style="normal" fo:font-weight="normal" officeooo:rsid="003d96e0"/>
    </style:style>
    <style:style style:name="T17" style:family="text">
      <style:text-properties fo:font-variant="normal" fo:text-transform="none" fo:color="#000000" fo:letter-spacing="normal" fo:font-style="normal" fo:font-weight="normal" officeooo:rsid="003c03ec"/>
    </style:style>
    <style:style style:name="T18" style:family="text">
      <style:text-properties fo:font-variant="normal" fo:text-transform="none" fo:color="#000000" fo:letter-spacing="normal" fo:font-style="normal" fo:font-weight="normal" officeooo:rsid="004c9995"/>
    </style:style>
    <style:style style:name="T19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0" style:family="text">
      <style:text-properties officeooo:rsid="003d96e0"/>
    </style:style>
    <style:style style:name="T21" style:family="text">
      <style:text-properties style:font-name="Nimbus Roman1" fo:font-size="14pt" style:font-size-asian="14pt" style:font-size-complex="14pt"/>
    </style:style>
    <style:style style:name="T22" style:family="text">
      <style:text-properties style:font-name="Nimbus Roman1" fo:font-size="14pt" officeooo:rsid="0044dd11" style:font-size-asian="14pt" style:font-size-complex="14pt"/>
    </style:style>
    <style:style style:name="T23" style:family="text">
      <style:text-properties style:font-name="Nimbus Roman1" fo:font-size="14pt" officeooo:rsid="002f7bce" style:font-size-asian="14pt" style:font-size-complex="14pt"/>
    </style:style>
    <style:style style:name="T24" style:family="text">
      <style:text-properties style:font-name="Nimbus Roman1" fo:font-size="14pt" officeooo:rsid="004a6d17" style:font-size-asian="14pt" style:font-size-complex="14pt"/>
    </style:style>
    <style:style style:name="T25" style:family="text">
      <style:text-properties style:font-name="Nimbus Roman1" fo:font-size="14pt" officeooo:rsid="002fb64e" style:font-size-asian="14pt" style:font-size-complex="14pt"/>
    </style:style>
    <style:style style:name="T26" style:family="text">
      <style:text-properties style:font-name="Nimbus Roman1" fo:font-size="14pt" officeooo:rsid="00318adf" style:font-size-asian="14pt" style:font-size-complex="14pt"/>
    </style:style>
    <style:style style:name="T27" style:family="text">
      <style:text-properties style:font-name="Nimbus Roman1" fo:font-size="14pt" officeooo:rsid="004c9995" style:font-size-asian="14pt" style:font-size-complex="14pt"/>
    </style:style>
    <style:style style:name="T28" style:family="text">
      <style:text-properties style:font-name="Nimbus Roman1" fo:font-size="14pt" officeooo:rsid="00362a92" style:font-size-asian="14pt" style:font-size-complex="14pt"/>
    </style:style>
    <style:style style:name="T29" style:family="text">
      <style:text-properties style:font-name="Nimbus Roman1" fo:font-size="14pt" officeooo:rsid="004f3ace" style:font-size-asian="14pt" style:font-size-complex="14pt"/>
    </style:style>
    <style:style style:name="T30" style:family="text">
      <style:text-properties style:font-name="Nimbus Roman1" fo:font-size="14pt" officeooo:rsid="002f9ee2" style:font-size-asian="14pt" style:font-size-complex="14pt"/>
    </style:style>
    <style:style style:name="T31" style:family="text">
      <style:text-properties style:font-name="Nimbus Roman1" fo:font-size="14pt" officeooo:rsid="004f4429" style:font-size-asian="14pt" style:font-size-complex="14pt"/>
    </style:style>
    <style:style style:name="T32" style:family="text">
      <style:text-properties style:font-name="Nimbus Roman1" fo:font-size="14pt" officeooo:rsid="005131a7" style:font-size-asian="14pt" style:font-size-complex="14pt"/>
    </style:style>
    <style:style style:name="T33" style:family="text">
      <style:text-properties style:font-name="Nimbus Roman1" fo:font-size="14pt" officeooo:rsid="0052de98" style:font-size-asian="14pt" style:font-size-complex="14pt"/>
    </style:style>
    <style:style style:name="T34" style:family="text">
      <style:text-properties style:font-name="Nimbus Roman1" fo:font-size="14pt" officeooo:rsid="0053865f" style:font-size-asian="14pt" style:font-size-complex="14pt"/>
    </style:style>
    <style:style style:name="T35" style:family="text">
      <style:text-properties style:font-name="Nimbus Roman1" fo:font-size="14pt" officeooo:rsid="005721a5" style:font-size-asian="14pt" style:font-size-complex="14pt"/>
    </style:style>
    <style:style style:name="T36" style:family="text">
      <style:text-properties style:font-name="Nimbus Roman1" fo:font-size="14pt" officeooo:rsid="0057b904" style:font-size-asian="14pt" style:font-size-complex="14pt"/>
    </style:style>
    <style:style style:name="T37" style:family="text">
      <style:text-properties style:font-name="Nimbus Roman1" fo:font-size="14pt" officeooo:rsid="00590e06" style:font-size-asian="14pt" style:font-size-complex="14pt"/>
    </style:style>
    <style:style style:name="T38" style:family="text">
      <style:text-properties style:font-name="Nimbus Roman1" fo:font-size="14pt" fo:font-weight="bold" officeooo:rsid="004f3ace" style:font-size-asian="14pt" style:font-weight-asian="bold" style:font-size-complex="14pt" style:font-weight-complex="bold"/>
    </style:style>
    <style:style style:name="T39" style:family="text">
      <style:text-properties style:font-name="Nimbus Roman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font-name="Nimbus Roman1" fo:font-size="14pt" fo:font-style="normal" fo:font-weight="normal" officeooo:rsid="0026d176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Nimbus Roman1" fo:font-size="14pt" fo:font-style="normal" fo:font-weight="normal" officeooo:rsid="0026f6d4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Nimbus Roman1" fo:font-size="14pt" fo:font-style="normal" fo:font-weight="normal" officeooo:rsid="0048c33e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font-name="Nimbus Roman1" fo:font-size="14pt" fo:font-style="normal" fo:font-weight="normal" officeooo:rsid="0024ef13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font-name="Nimbus Roman1" fo:font-size="14pt" fo:font-style="normal" fo:font-weight="normal" officeooo:rsid="00213307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font-name="Nimbus Roman1" fo:font-size="14pt" fo:font-style="normal" fo:font-weight="normal" officeooo:rsid="004a0f4b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style:font-name="Nimbus Roman1" fo:font-size="14pt" officeooo:rsid="004a1e67" style:font-size-asian="12.25pt" style:font-size-complex="14pt"/>
    </style:style>
    <style:style style:name="T47" style:family="text">
      <style:text-properties style:font-name="Nimbus Roman1" fo:font-size="14pt" officeooo:rsid="004a38a4" style:font-size-asian="12.25pt" style:font-size-complex="14pt"/>
    </style:style>
    <style:style style:name="T48" style:family="text">
      <style:text-properties style:font-name="Nimbus Roman1" fo:font-size="14pt" officeooo:rsid="004b167e" style:font-size-asian="12.25pt" style:font-size-complex="14pt"/>
    </style:style>
    <style:style style:name="T49" style:family="text">
      <style:text-properties style:font-name="Nimbus Roman1" fo:font-size="14pt" style:text-underline-style="none" officeooo:rsid="00362a92" style:font-size-asian="14pt" style:font-size-complex="14pt"/>
    </style:style>
    <style:style style:name="T50" style:family="text">
      <style:text-properties style:font-name="Nimbus Roman1" fo:font-size="14pt" style:text-underline-style="none" officeooo:rsid="0057b904" style:font-size-asian="14pt" style:font-size-complex="14pt"/>
    </style:style>
    <style:style style:name="T51" style:family="text">
      <style:text-properties officeooo:rsid="004755c0"/>
    </style:style>
    <style:style style:name="T52" style:family="text">
      <style:text-properties officeooo:rsid="0048c33e"/>
    </style:style>
    <style:style style:name="T53" style:family="text">
      <style:text-properties officeooo:rsid="0026f6d4"/>
    </style:style>
    <style:style style:name="T54" style:family="text">
      <style:text-properties style:font-name="Liberation Mono" fo:font-size="12pt" style:font-size-asian="12pt" style:font-size-complex="12pt"/>
    </style:style>
    <style:style style:name="T55" style:family="text">
      <style:text-properties style:font-name="Liberation Mono" fo:font-size="12pt" officeooo:rsid="0026f6d4" style:font-size-asian="12pt" style:font-size-complex="12pt"/>
    </style:style>
    <style:style style:name="T56" style:family="text">
      <style:text-properties style:font-name="Liberation Mono" fo:font-size="12pt" officeooo:rsid="004a1e67" style:font-size-asian="12pt" style:font-size-complex="12pt"/>
    </style:style>
    <style:style style:name="T57" style:family="text">
      <style:text-properties style:font-name="Liberation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Liberation Mono" fo:font-size="12pt" fo:font-style="normal" fo:font-weight="normal" officeooo:rsid="0026d176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iberation Mono" fo:font-size="12pt" fo:font-style="normal" fo:font-weight="normal" officeooo:rsid="0048c33e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Liberation Mono" fo:font-size="12pt" fo:font-style="normal" fo:font-weight="normal" officeooo:rsid="00213307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Liberation Mono" fo:font-size="12pt" fo:font-style="normal" fo:font-weight="normal" officeooo:rsid="004a0f4b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Liberation Mono" fo:font-size="12pt" officeooo:rsid="0048c33e" style:font-size-asian="10.5pt" style:font-size-complex="12pt"/>
    </style:style>
    <style:style style:name="T63" style:family="text">
      <style:text-properties officeooo:rsid="004a1e67" style:font-size-asian="12.25pt"/>
    </style:style>
    <style:style style:name="T64" style:family="text">
      <style:text-properties officeooo:rsid="004a1e67"/>
    </style:style>
    <style:style style:name="T65" style:family="text">
      <style:text-properties officeooo:rsid="004a6d17"/>
    </style:style>
    <style:style style:name="T66" style:family="text">
      <style:text-properties officeooo:rsid="004c9995"/>
    </style:style>
    <style:style style:name="T67" style:family="text">
      <style:text-properties officeooo:rsid="00572c87"/>
    </style:style>
    <style:style style:name="T68" style:family="text">
      <style:text-properties officeooo:rsid="0057b904"/>
    </style:style>
    <style:style style:name="T69" style:family="text">
      <style:text-properties officeooo:rsid="00590e0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29in" fo:text-indent="-0.25in" fo:margin-left="0.542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29in" fo:text-indent="-0.25in" fo:margin-left="0.792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29in" fo:text-indent="-0.25in" fo:margin-left="1.042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29in" fo:text-indent="-0.25in" fo:margin-left="1.292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29in" fo:text-indent="-0.25in" fo:margin-left="1.542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29in" fo:text-indent="-0.25in" fo:margin-left="1.792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29in" fo:text-indent="-0.25in" fo:margin-left="2.042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29in" fo:text-indent="-0.25in" fo:margin-left="2.292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29in" fo:text-indent="-0.25in" fo:margin-left="2.542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29in" fo:text-indent="-0.25in" fo:margin-left="2.7929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1">МИНИСТЕРСТВО ОБРАЗОВАНИЯ И НАУКИ РОССИЙСКОЙ ФЕДЕРАЦИИ</text:h>
      <text:p text:style-name="P9">ФЕДЕРАЛЬНОЕ ГОСУДАРСТВЕННОЕ БЮДЖЕТНОЕ ОБРАЗОВАТЕЛЬНОЕ </text:p>
      <text:p text:style-name="P9">УЧРЕЖДЕНИЕ ВЫСШЕГО ПРОФЕССИОНАЛЬНОГО ОБРАЗОВАНИЯ</text:p>
      <text:p text:style-name="P8"><text:s/>«УДМУРТСКИЙ ГОСУДАРСТВЕННЫЙ УНИВЕРСИТЕТ»</text:p>
      <text:p text:style-name="P37"><text:span text:style-name="T22">Институт</text:span><text:span text:style-name="T23"> м</text:span><text:span text:style-name="T22">атематики</text:span><text:span text:style-name="T23">, и</text:span><text:span text:style-name="T22">нформационных технологий</text:span><text:span text:style-name="T23"> </text:span><text:span text:style-name="T22">и физики</text:span></text:p>
      <text:p text:style-name="P39"><text:span text:style-name="T22">Кафедра в</text:span><text:span text:style-name="T27">ычислительной</text:span><text:span text:style-name="T22"> механики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35">КУРСОВАЯ РАБОТА</text:p>
      <text:p text:style-name="P22"/>
      <text:p text:style-name="P38"><text:span text:style-name="T38">Векторизация циклов в Julia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Выполнил:</text:p>
      <text:p text:style-name="P59"><text:span text:style-name="T30">студент I</text:span><text:span text:style-name="T29">V</text:span><text:span text:style-name="T30"> курса группы ОАБ-01.03.02-</text:span><text:span text:style-name="T29">4</text:span><text:span text:style-name="T30">2 <text:s text:c="9"/><text:tab/><text:tab/><text:tab/> <text:s text:c="3"/>Филиппов Д. В.</text:span></text:p>
      <text:p text:style-name="P12"/>
      <text:p text:style-name="P12"/>
      <text:p text:style-name="P13">Научный руководитель:</text:p>
      <text:p text:style-name="P59"><text:span text:style-name="T37">доктор наук</text:span><text:span text:style-name="T22">, </text:span><text:span text:style-name="T37">профессор</text:span><text:span text:style-name="T22"> <text:s text:c="76"/></text:span><text:span text:style-name="T29">Копысов</text:span><text:span text:style-name="T30"> </text:span><text:span text:style-name="T29">С</text:span><text:span text:style-name="T30">. </text:span><text:span text:style-name="T29">П</text:span><text:span text:style-name="T30">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47"/>
      <text:p text:style-name="P11"/>
      <text:p text:style-name="P11"/>
      <text:p text:style-name="P38"><text:span text:style-name="T30">Ижевск – 20</text:span><text:span text:style-name="T29">20</text:span><text:span text:style-name="T30"> </text:span><text:span text:style-name="T22">г.</text:span></text:p>
      <text:p text:style-name="P48">Содержание</text:p>
      <text:p text:style-name="P67"><text:span text:style-name="T22"/></text:p>
      <text:p text:style-name="P69"><text:span text:style-name="T22">1. </text:span><text:span text:style-name="T21">Тема<text:tab/><text:tab/><text:tab/><text:tab/><text:tab/><text:tab/><text:tab/><text:tab/><text:tab/><text:tab/><text:tab/><text:tab/>4</text:span></text:p>
      <text:p text:style-name="P70">Введение</text:p>
      <text:p text:style-name="P16"/>
      <text:p text:style-name="P60"><text:span text:style-name="T31">Современные компьютеры обладают достаточно большими мощностями и теперь люди имеют возможность производить объёмные и трудоёмкие вычисления с их помощью. Для этого существуют и используются как специальные оптимизированные математические методы, так и аппаратные средства, позволяющие производить определённые вычисления с высокой скоростью, а так же програмные средства, ускоряющие вычисления путём оптимизаций.</text:span></text:p>
      <text:p text:style-name="P60"><text:span text:style-name="T31"/></text:p>
      <text:p text:style-name="P60"><text:span text:style-name="T31">Один из самых популярных языков программирования общего назначения – C++. Помимо достоинств, таких как высокая скорость работы, малый размер скомпилированных програм и так далее, он всё же имеет некоторые недостатки. Если говорить обобщённо, то можно выделить достаточно высокий порог вхождения. То есть чтобы программа, написанная на C++, работала максимально эффективно и грамотно использовала ресурсы ЭВМ, программист должен обладать высокой квалификацией и понимать, с чем он имеет дело.</text:span></text:p>
      <text:p text:style-name="P60"><text:span text:style-name="T31"/></text:p>
      <text:p text:style-name="P61"><text:span text:style-name="T32">Помимо C++ существуют и другие языки программирования, не менее интересные и эффективные с точки зрения производительности и скорости написания программ. Один из них – Julia. Как и C++, это тоже высокоуровневый и производительный язык. Он создан специально для математических вычислений. Из его интересных возможностей можно выделить динамическую типизацию, встроенную систему управления пакетами, поддержку макросов и сопрограмм, возможности создавать свои типы, перегрузку операторов,</text:span><text:span text:style-name="T34"> огромный набор встроенных математических функций</text:span><text:span text:style-name="T32">. Так как Julia разрабатывался специально для параллельных вычислений, то в нём </text:span><text:span text:style-name="T33">поддерживается</text:span><text:span text:style-name="T32"> многопоточность </text:span><text:span text:style-name="T35">и векторизация</text:span><text:span text:style-name="T32">.</text:span></text:p>
      <text:p text:style-name="P52"/>
      <text:p text:style-name="P52">В данной работе будут рассмотрены некоторые возможности Julia на примере некоторых тривиальных математических задач, а так же будет произведено небольшое сравнение в скорости решения одинаковой задачи языками Julia и C++.</text:p>
      <text:p text:style-name="P73">Основная тема, раздел 1</text:p>
      <text:p text:style-name="P2"/>
      <text:p text:style-name="P53"><text:span text:style-name="T10"/></text:p>
      <text:p text:style-name="P71">Результаты</text:p>
      <text:p text:style-name="P39"><text:span text:style-name="T48"/></text:p>
      <text:p text:style-name="P62"><text:span text:style-name="T48"/></text:p>
      <text:p text:style-name="P50">Заключение</text:p>
      <text:p text:style-name="P20"/>
      <text:p text:style-name="P54"/>
      <text:p text:style-name="P72"><text:span text:style-name="T1">Список литературы</text:span></text:p>
      <text:p text:style-name="P22"/>
      <text:p text:style-name="P24"><text:tab/><text:span text:style-name="T67">1. Тут должна быть литература</text:span></text:p>
      <text:p text:style-name="P5"/>
      <text:p text:style-name="P5"><text:tab/></text:p>
      <text:p text:style-name="P50">Приложения</text:p>
      <text:p text:style-name="P20"/>
      <text:p text:style-name="P46"><text:span text:style-name="T36">1</text:span><text:span text:style-name="T28">. Ссылка на исходный код проекта –</text:span><text:span text:style-name="T50"> https://github.com/Damarreve/JuliaVectorization</text:span><text:span text:style-name="T4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Nimbus Roman1" svg:font-family="'Nimbus Roman'" style:font-pitch="variable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custom" style:display-name="Footer custom" style:family="paragraph" style:parent-style-name="Standard">
      <style:paragraph-properties fo:text-align="center" style:justify-single-word="false"/>
      <style:text-properties style:font-name="Cantarell" fo:font-family="Cantarell" style:font-pitch="variable" fo:font-size="14pt" officeooo:rsid="002f9ee2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style:font-name="Nimbus Roman1" fo:font-family="'Nimbus Roman'" style:font-pitch="variable" fo:font-size="14pt" style:font-size-asian="12.25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6T13:40:39.066861471</meta:creation-date>
    <dc:date>2020-10-07T00:55:56.528887230</dc:date>
    <meta:editing-duration>PT2H9M31S</meta:editing-duration>
    <meta:editing-cycles>32</meta:editing-cycles>
    <meta:generator>LibreOffice/6.4.6.2$Linux_X86_64 LibreOffice_project/40$Build-2</meta:generator>
    <meta:print-date>2020-02-10T23:31:09.043556822</meta:print-date>
    <meta:document-statistic meta:table-count="0" meta:image-count="0" meta:object-count="0" meta:page-count="8" meta:paragraph-count="29" meta:word-count="305" meta:character-count="2562" meta:non-whitespace-character-count="2174"/>
  </office:meta>
</office:document-meta>
</file>